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27684322" table:style-name="ce1">
            <text:p>27684322</text:p>
          </table:table-cell>
          <table:table-cell office:value-type="string" table:style-name="ce1">
            <text:p>milissegundos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27399370" table:style-name="ce1">
            <text:p>27399370</text:p>
          </table:table-cell>
          <table:table-cell office:value-type="string" table:style-name="ce1">
            <text:p>milissegundos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673442" table:style-name="ce1">
            <text:p>1667344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73850" table:style-name="ce1">
            <text:p>16473850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115411" table:style-name="ce1">
            <text:p>17115411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62991" table:style-name="ce1">
            <text:p>16462991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74232" table:style-name="ce1">
            <text:p>1647423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259827" table:style-name="ce1">
            <text:p>17259827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23137" table:style-name="ce1">
            <text:p>1632313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126436" table:style-name="ce1">
            <text:p>17126436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600984" table:style-name="ce1">
            <text:p>17600984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604901" table:style-name="ce1">
            <text:p>16604901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685700" table:style-name="ce1">
            <text:p>17685700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29619" table:style-name="ce1">
            <text:p>16429619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080211" table:style-name="ce1">
            <text:p>17080211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673441" table:style-name="ce1">
            <text:p>16673441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626247" table:style-name="ce1">
            <text:p>1662624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201728" table:style-name="ce1">
            <text:p>17201728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32140" table:style-name="ce1">
            <text:p>16432140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029018" table:style-name="ce1">
            <text:p>17029018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78018" table:style-name="ce1">
            <text:p>16378018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346221" table:style-name="ce1">
            <text:p>17346221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712497" table:style-name="ce1">
            <text:p>1671249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89618" table:style-name="ce1">
            <text:p>16389618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52577" table:style-name="ce1">
            <text:p>1685257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15103" table:style-name="ce1">
            <text:p>16415103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790293" table:style-name="ce1">
            <text:p>16790293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288807" table:style-name="ce1">
            <text:p>1628880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74667" table:style-name="ce1">
            <text:p>1687466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86152" table:style-name="ce1">
            <text:p>1688615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59095" table:style-name="ce1">
            <text:p>16359095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246565" table:style-name="ce1">
            <text:p>17246565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74307" table:style-name="ce1">
            <text:p>1647430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57622" table:style-name="ce1">
            <text:p>1685762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48547" table:style-name="ce1">
            <text:p>1644854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8067111" table:style-name="ce1">
            <text:p>18067111</text:p>
          </table:table-cell>
          <table:table-cell office:value-type="string" table:style-name="ce1">
            <text:p>milissegundos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147463" table:style-name="ce1">
            <text:p>17147463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23390784" table:style-name="ce1">
            <text:p>23390784</text:p>
          </table:table-cell>
          <table:table-cell office:value-type="string" table:style-name="ce1">
            <text:p>milissegundos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91509" table:style-name="ce1">
            <text:p>16391509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449957" table:style-name="ce1">
            <text:p>16449957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97341" table:style-name="ce1">
            <text:p>16897341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265965" table:style-name="ce1">
            <text:p>16265965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910492" table:style-name="ce1">
            <text:p>1691049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12669" table:style-name="ce1">
            <text:p>16312669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954932" table:style-name="ce1">
            <text:p>1695493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384689" table:style-name="ce1">
            <text:p>16384689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983042" table:style-name="ce1">
            <text:p>16983042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899003" table:style-name="ce1">
            <text:p>16899003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6502824" table:style-name="ce1">
            <text:p>16502824</text:p>
          </table:table-cell>
          <table:table-cell office:value-type="string" table:style-name="ce1">
            <text:p>milissegundos</text:p>
          </table:table-cell>
          <table:table-cell office:value-type="float" office:value="16" table:style-name="ce1">
            <text:p>1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nanossegundos</text:p>
          </table:table-cell>
          <table:table-cell office:value-type="float" office:value="17200823" table:style-name="ce1">
            <text:p>17200823</text:p>
          </table:table-cell>
          <table:table-cell office:value-type="string" table:style-name="ce1">
            <text:p>milissegundos</text:p>
          </table:table-cell>
          <table:table-cell office:value-type="float" office:value="17" table:style-name="ce1">
            <text:p>17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MEDIA</text:p>
          </table:table-cell>
          <table:table-cell office:value-type="float" office:value="17348714" table:style-name="ce1">
            <text:p>17348714</text:p>
          </table:table-cell>
          <table:table-cell office:value-type="string" table:style-name="ce1">
            <text:p>17,35MS</text:p>
          </table:table-cell>
          <table:table-cell office:value-type="float" office:value="16.86" table:formula="msoxl:=AVERAGE(F1:F50)" table:style-name="ce1">
            <text:p>16,8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1">
            <text:p>Desvio</text:p>
          </table:table-cell>
          <table:table-cell office:value-type="float" office:value="7.0710678118654799" table:style-name="ce1">
            <text:p>7,071067812</text:p>
          </table:table-cell>
          <table:table-cell table:style-name="ce1"/>
          <table:table-cell office:value-type="float" office:value="2.3474693277864076" table:formula="msoxl:=_xlfn.STDEV.S(F1:F50)" table:style-name="ce1">
            <text:p>2,34746932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1">
            <text:p>tamanho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Err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33198229606103902" table:formula="msoxl:=H53/SQRT(50)" table:style-name="ce1">
            <text:p>0,331982296</text:p>
          </table:table-cell>
          <table:table-cell table:number-columns-repeated="16376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assia Madeira</meta:initial-creator>
    <dc:creator>Tassia Madeira</dc:creator>
    <meta:creation-date>2019-06-03T20:18:57Z</meta:creation-date>
    <dc:date>2019-06-08T02:08:52Z</dc:date>
    <meta:editing-cycles>2</meta:editing-cycles>
    <meta:editing-duration>PT148S</meta:editing-duration>
  </office:meta>
</office:document-meta>
</file>